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100000258C68D8574CF1756AE.png" manifest:media-type="image/png"/>
  <manifest:file-entry manifest:full-path="Pictures/10000000000003D8000002DE029ECA81B4870637.png" manifest:media-type="image/png"/>
  <manifest:file-entry manifest:full-path="Pictures/10000000000002AA000002097F392EF251064D22.png" manifest:media-type="image/png"/>
  <manifest:file-entry manifest:full-path="Pictures/1000000000000F00000009606FB42F9AA9062366.jpg" manifest:media-type="image/jpeg"/>
  <manifest:file-entry manifest:full-path="Pictures/10000000000002860000027B783547D4642F6064.png" manifest:media-type="image/png"/>
  <manifest:file-entry manifest:full-path="Pictures/10000000000002A7000001B52D8999157C343FC8.png" manifest:media-type="image/png"/>
  <manifest:file-entry manifest:full-path="Pictures/100000000000027D0000013B948CD504226F11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9.244cm"/>
    </style:style>
    <style:style style:name="gr5" style:family="graphic" style:parent-style-name="standard">
      <style:graphic-properties draw:stroke="none" draw:fill="none" fo:min-height="3.556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fill="solid" draw:fill-color="#ffffff" fo:min-height="2.92cm"/>
    </style:style>
    <style:style style:name="pr4" style:family="presentation" style:parent-style-name="Standard-title">
      <style:graphic-properties fo:min-height="3.4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6600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/>
      <style:text-properties fo:color="#ff6600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color="#ff6600"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T1" style:family="text">
      <style:text-properties fo:color="#ff6600"/>
    </style:style>
    <style:style style:name="T2" style:family="text">
      <style:text-properties fo:color="#ff66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98cm" svg:height="15.749cm" svg:x="3cm" svg:y="0.001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1" draw:text-style-name="P2" draw:layer="layout" svg:width="25.199cm" svg:height="2.629cm" svg:x="-1.999cm" svg:y="6.8cm" presentation:class="title" presentation:user-transformed="true">
          <draw:text-box>
            <text:p><text:span text:style-name="T1">OC-PIZZ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2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COMMANDE</text:span><text:span text:style-name="T2"><text:line-break/></text:span><text:span text:style-name="T2"/></text:p>
          </draw:text-box>
        </draw:frame>
        <draw:frame draw:style-name="gr3" draw:text-style-name="P5" draw:layer="layout" svg:width="16.74cm" svg:height="12.5cm" svg:x="0cm" svg:y="2.8cm">
          <draw:image xlink:href="Pictures/10000000000003D8000002DE029ECA81B487063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2cm">
          <draw:image xlink:href="Pictures/1000000000000F00000009606FB42F9AA9062366.jpg" xlink:type="simple" xlink:show="embed" xlink:actuate="onLoad" loext:mime-type="image/jpeg">
            <text:p/>
          </draw:image>
        </draw:frame>
        <draw:frame draw:style-name="gr1" draw:text-style-name="P1" draw:layer="layout" svg:width="16.74cm" svg:height="12.5cm" svg:x="0cm" svg:y="2.92cm">
          <draw:image xlink:href="Pictures/10000000000002AA000002097F392EF251064D22.png" xlink:type="simple" xlink:show="embed" xlink:actuate="onLoad" loext:mime-type="image/png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LIVRAISON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draw:style-name="gr1" draw:text-style-name="P1" draw:layer="layout" svg:width="16.74cm" svg:height="12.5cm" svg:x="0cm" svg:y="2.8cm">
          <draw:image xlink:href="Pictures/10000000000002A7000001B52D8999157C343FC8.png" xlink:type="simple" xlink:show="embed" xlink:actuate="onLoad" loext:mime-type="image/png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INGREDIENT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GENERALE</text:span><text:span text:style-name="T2"><text:line-break/></text:span><text:span text:style-name="T2"/></text:p>
          </draw:text-box>
        </draw:frame>
        <draw:frame draw:style-name="gr1" draw:text-style-name="P1" draw:layer="layout" svg:width="16.74cm" svg:height="12.5cm" svg:x="0cm" svg:y="2.8cm">
          <draw:image xlink:href="Pictures/10000000000002860000027B783547D4642F60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CLIENT</text:span><text:span text:style-name="T2"><text:line-break/></text:span><text:span text:style-name="T2"/></text:p>
          </draw:text-box>
        </draw:frame>
        <draw:frame draw:style-name="gr1" draw:text-style-name="P1" draw:layer="layout" svg:width="16.74cm" svg:height="9.19cm" svg:x="0cm" svg:y="2.92cm">
          <draw:image xlink:href="Pictures/100000000000027D0000013B948CD504226F112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4cm" presentation:class="title" presentation:user-transformed="true">
          <draw:text-box>
            <text:p><text:span text:style-name="T2">CYCLE DE VIE D’UNE COMMANDE</text:span></text:p>
          </draw:text-box>
        </draw:frame>
        <draw:frame draw:style-name="gr1" draw:text-style-name="P1" draw:layer="layout" svg:width="16.74cm" svg:height="12.5cm" svg:x="5.8cm" svg:y="2.8cm">
          <draw:image xlink:href="Pictures/100000000000032100000258C68D8574CF1756A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98cm" svg:height="15.749cm" svg:x="3cm" svg:y="0.001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4" draw:text-style-name="P2" draw:layer="layout" svg:width="25.199cm" svg:height="3.473cm" svg:x="-2cm" svg:y="6.8cm" presentation:class="title" presentation:user-transformed="true">
          <draw:text-box>
            <text:p><text:span text:style-name="T1">SOLUTION</text:span><text:span text:style-name="T1"><text:line-break/></text:span><text:span text:style-name="T1"> TECHNIQ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draw:style-name="gr4" draw:text-style-name="P8" draw:layer="layout" svg:width="7.652cm" svg:height="9.494cm" svg:x="0.6cm" svg:y="3.706cm">
          <draw:text-box>
            <text:p><text:span text:style-name="T1">JEE</text:span></text:p>
            <text:p><text:span text:style-name="T1"/></text:p>
            <text:p><text:span text:style-name="T1">MAVEN</text:span></text:p>
            <text:p><text:span text:style-name="T1"/></text:p>
            <text:p><text:span text:style-name="T1">SPRING</text:span></text:p>
            <text:p><text:span text:style-name="T1"/></text:p>
            <text:p><text:span text:style-name="T1">IONIC</text:span></text:p>
            <text:p><text:span text:style-name="T1"/></text:p>
            <text:p><text:span text:style-name="T1">API REST</text:span></text:p>
            <text:p><text:span text:style-name="T1"/></text:p>
            <text:p><text:span text:style-name="T1">TOMCAT</text:span></text:p>
            <text:p><text:span text:style-name="T1"/></text:p>
            <text:p><text:span text:style-name="T1">MYSQL</text:span></text:p>
          </draw:text-box>
        </draw:frame>
        <draw:frame draw:style-name="gr5" draw:text-style-name="P8" draw:layer="layout" svg:width="7.652cm" svg:height="3.806cm" svg:x="8.2cm" svg:y="7.705cm">
          <draw:text-box>
            <text:p><text:span text:style-name="T1">Sûr</text:span><text:span text:style-name="T1"><text:line-break/></text:span><text:span text:style-name="T1">Flexible</text:span></text:p>
            <text:p><text:span text:style-name="T1">Rapide</text:span><text:span text:style-name="T1"><text:line-break/></text:span><text:span text:style-name="T1">Facilement Maintenable</text:span><text:span text:style-name="T1"><text:line-break/></text:span><text:span text:style-name="T1">Totalement Personalisé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2:29:56.391835868</meta:creation-date>
    <dc:date>2019-10-08T17:03:42.267784477</dc:date>
    <meta:editing-duration>PT56M4S</meta:editing-duration>
    <meta:editing-cycles>14</meta:editing-cycles>
    <meta:generator>LibreOffice/6.1.5.2$Linux_X86_64 LibreOffice_project/10$Build-2</meta:generator>
    <meta:document-statistic meta:object-count="63"/>
  </office:meta>
</office:document-meta>
</file>